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tonA" svg:font-family="Newto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8a3d8"/>
    </style:style>
    <style:style style:name="P2" style:family="paragraph" style:parent-style-name="Standard">
      <style:paragraph-properties fo:text-align="end" style:justify-single-word="false"/>
      <style:text-properties officeooo:rsid="0008a3d8" officeooo:paragraph-rsid="0008a3d8"/>
    </style:style>
    <style:style style:name="P3" style:family="paragraph" style:parent-style-name="Standard">
      <style:paragraph-properties fo:text-align="center" style:justify-single-word="false"/>
      <style:text-properties officeooo:rsid="0008a3d8" officeooo:paragraph-rsid="0008a3d8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8a3d8" officeooo:paragraph-rsid="0008a3d8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8a3d8" officeooo:paragraph-rsid="00096f30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8a3d8" officeooo:paragraph-rsid="000cf239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096f30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8b575" officeooo:paragraph-rsid="0008b575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b52d3" officeooo:paragraph-rsid="000b52d3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b52d3" officeooo:paragraph-rsid="000cf239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0cf239" officeooo:paragraph-rsid="000cf239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0e7605" officeooo:paragraph-rsid="000e7605"/>
    </style:style>
    <style:style style:name="T1" style:family="text">
      <style:text-properties officeooo:rsid="0008a3d8"/>
    </style:style>
    <style:style style:name="T2" style:family="text">
      <style:text-properties officeooo:rsid="0008b575"/>
    </style:style>
    <style:style style:name="T3" style:family="text">
      <style:text-properties officeooo:rsid="00096f30"/>
    </style:style>
    <style:style style:name="T4" style:family="text">
      <style:text-properties officeooo:rsid="000e7605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die Gurnee</text:p>
      <text:p text:style-name="P2">2015-03-20</text:p>
      <text:p text:style-name="P2">COSC 571</text:p>
      <text:p text:style-name="P2"/>
      <text:p text:style-name="P3">NoSQL</text:p>
      <text:list xml:id="list7700956268748628137" text:style-name="L1">
        <text:list-item>
          <text:p text:style-name="P6">Intro:</text:p>
          <text:list>
            <text:list-item>
              <text:p text:style-name="P6">why nosql</text:p>
              <text:list>
                <text:list-item>
                  <text:p text:style-name="P6"><text:span text:style-name="T2">scalability</text:span></text:p>
                </text:list-item>
                <text:list-item>
                  <text:p text:style-name="P6"><text:span text:style-name="T2">unstructured/semi-structured data – new types of data from many different sources can't necessarily be stored using traditional manners</text:span></text:p>
                </text:list-item>
              </text:list>
            </text:list-item>
            <text:list-item>
              <text:p text:style-name="P6">where is it being used</text:p>
              <text:list>
                <text:list-item>
                  <text:p text:style-name="P6"><text:span text:style-name="T2">big data</text:span></text:p>
                </text:list-item>
                <text:list-item>
                  <text:p text:style-name="P6"><text:span text:style-name="T2">companies</text:span></text:p>
                </text:list-item>
                <text:list-item>
                  <text:p text:style-name="P10">apps</text:p>
                </text:list-item>
                <text:list-item>
                  <text:p text:style-name="P10">social media</text:p>
                </text:list-item>
              </text:list>
            </text:list-item>
            <text:list-item>
              <text:p text:style-name="P7"><text:span text:style-name="T1">what is nosql</text:span></text:p>
              <text:list>
                <text:list-item>
                  <text:p text:style-name="P5"><text:span text:style-name="T3">distributed – data is stored among multiple nodes </text:span></text:p>
                </text:list-item>
                <text:list-item>
                  <text:p text:style-name="P4"><text:span text:style-name="T2">sharding – each node in the system contains a piece of data and performs operations</text:span></text:p>
                </text:list-item>
                <text:list-item>
                  <text:p text:style-name="P5"><text:span text:style-name="T3">replication – nodes can store multiple copies of data</text:span></text:p>
                  <text:list>
                    <text:list-item>
                      <text:p text:style-name="P5"><text:span text:style-name="T3">master/slave – one node holds most up-to-date info, slaves get data from that</text:span></text:p>
                    </text:list-item>
                    <text:list-item>
                      <text:p text:style-name="P5"><text:span text:style-name="T3">master-master – all nodes can hold data that is computed and passed around</text:span></text:p>
                    </text:list-item>
                  </text:list>
                </text:list-item>
                <text:list-item>
                  <text:p text:style-name="P9">consistency – most nosql use eventually consistency model, there is an 'inconsistency window' with 'outdated data'</text:p>
                  <text:list>
                    <text:list-item>
                      <text:p text:style-name="P9">eventually – the data will become consistent eventually</text:p>
                    </text:list-item>
                    <text:list-item>
                      <text:p text:style-name="P9">monotonic reads model – if a value was read by a client, then the further reads will never return older values</text:p>
                    </text:list-item>
                    <text:list-item>
                      <text:p text:style-name="P9">read your writes model – guarantees that the client always reads the data that it wrote earlier; can be used with monotonic reads model</text:p>
                    </text:list-item>
                    <text:list-item>
                      <text:p text:style-name="P9">immediate consistency model – guarantees that as soon as the data modification operation has finished</text:p>
                    </text:list-item>
                  </text:list>
                </text:list-item>
                <text:list-item>
                  <text:p text:style-name="P11">data models</text:p>
                  <text:list>
                    <text:list-item>
                      <text:p text:style-name="P11">key-value – no secondary keys or indices, queries can only be run on keys</text:p>
                      <text:list>
                        <text:list-item>
                          <text:p text:style-name="P11">project voldemort – get, put, delete</text:p>
                        </text:list-item>
                        <text:list-item>
                          <text:p text:style-name="P11">riak</text:p>
                        </text:list-item>
                        <text:list-item>
                          <text:p text:style-name="P11">dynamodb</text:p>
                        </text:list-item>
                        <text:list-item>
                          <text:p text:style-name="P11">redis</text:p>
                        </text:list-item>
                        <text:list-item>
                          <text:p text:style-name="P11">aerospike</text:p>
                        </text:list-item>
                      </text:list>
                    </text:list-item>
                    <text:list-item>
                      <text:p text:style-name="P11">document stores – arbitrary unit of storage is document, with JSON-like attributes; though without a predefined schema</text:p>
                      <text:list>
                        <text:list-item>
                          <text:p text:style-name="P11">mongodb – bson</text:p>
                        </text:list-item>
                        <text:list-item>
                          <text:p text:style-name="P11">couchdb</text:p>
                        </text:list-item>
                        <text:list-item>
                          <text:p text:style-name="P11">couchbase</text:p>
                        </text:list-item>
                      </text:list>
                    </text:list-item>
                    <text:list-item>
                      <text:p text:style-name="P11">Systems of the Google BigTable type</text:p>
                      <text:list>
                        <text:list-item>
                          <text:p text:style-name="P12">hbase</text:p>
                        </text:list-item>
                        <text:list-item>
                          <text:p text:style-name="P12">cassandr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Riak:</text:p>
        </text:list-item>
        <text:list-item>
          <text:p text:style-name="P8">MongoDB:</text:p>
        </text:list-item>
        <text:list-item>
          <text:p text:style-name="P8">CouchDB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tonA" svg:font-family="Newto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0T22:53:54.230341000</meta:creation-date>
    <dc:date>2015-03-21T00:02:48.887603000</dc:date>
    <meta:editing-duration>PT38M15S</meta:editing-duration>
    <meta:editing-cycles>4</meta:editing-cycles>
    <meta:generator>LibreOffice/4.2.8.2$MacOSX_x86 LibreOffice_project/48d50dbfc06349262c9d50868e5c1f630a573ebd</meta:generator>
    <meta:document-statistic meta:table-count="0" meta:image-count="0" meta:object-count="0" meta:page-count="1" meta:paragraph-count="41" meta:word-count="265" meta:character-count="1566" meta:non-whitespace-character-count="1363"/>
  </office:meta>
</office:document-meta>
</file>